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4.902cm" style:rel-column-width="18896*"/>
    </style:style>
    <style:style style:name="Table2.C" style:family="table-column">
      <style:table-column-properties style:column-width="1.494cm" style:rel-column-width="5759*"/>
    </style:style>
    <style:style style:name="Table2.D" style:family="table-column">
      <style:table-column-properties style:column-width="8.301cm" style:rel-column-width="32000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5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de573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  <style:style style:name="T6" style:family="text">
      <style:text-properties officeooo:rsid="000de573"/>
    </style:style>
    <style:style style:name="T7" style:family="text">
      <style:text-properties officeooo:rsid="001050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Example <text:span text:style-name="T5">3A</text:span></text:p>
            <text:p text:style-name="P13">Timer/Receiver signals interrupt main routine</text:p>
            <text:p text:style-name="P1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ISR</text:p>
            <text:p text:style-name="P3">Interrupt Service Routine</text:p>
          </table:table-cell>
        </table:table-row>
        <table:table-row table:style-name="Table2.2">
          <table:table-cell table:style-name="Table2.A1" office:value-type="string">
            <text:p text:style-name="P7">Main routine:</text:p>
            <text:p text:style-name="P7">Clock routine:</text:p>
            <text:p text:style-name="P7">Timer I<text:span text:style-name="T2">SR:</text:span></text:p>
            <text:p text:style-name="P8">Receiver ISR:</text:p>
          </table:table-cell>
          <table:table-cell table:style-name="Table2.A1" office:value-type="string">
            <text:p text:style-name="P9"><text:span text:style-name="T3">Generates and s</text:span>ends data to PC</text:p>
            <text:p text:style-name="P9">Generates <text:span text:style-name="T1">interrupt stream</text:span></text:p>
            <text:p text:style-name="P11">Drives the display</text:p>
            <text:p text:style-name="P11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4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timer_interrupt_header.h"</text:p>
            <text:p text:style-name="P2"><text:s/></text:p>
            <text:p text:style-name="P2">int m, num_leds <text:span text:style-name="T7">= 8</text:span>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6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 = 2; break;</text:p>
            <text:p text:style-name="P2">case '4': <text:s text:c="2"/>num_leds = 4; break;</text:p>
            <text:p text:style-name="P2">case '6': <text:s text:c="2"/>num_leds = 6; break;</text:p>
            <text:p text:style-name="P2">case '8': <text:s text:c="2"/>num_leds = 8; break;</text:p>
            <text:p text:style-name="P2">case 'A': <text:s text:c="2"/>num_leds = 10; break;</text:p>
            <text:p text:style-name="P2">case 'C': <text:s text:c="2"/>num_leds = 12; break;</text:p>
            <text:p text:style-name="P2">case 'E': <text:s text:c="2"/>num_leds = 14; break;</text:p>
            <text:p text:style-name="P5">case '0': <text:s text:c="2"/>num_leds = 16; break;}</text:p>
            <text:p text:style-name="P5">reset_display;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/>
            <text:p text:style-name="P2">void T1_100ms_clock_tick(void)</text:p>
            <text:p text:style-name="P2">{TCNT1 = 0xCF2C;</text:p>
            <text:p text:style-name="P2">TIMSK1 |= (1 &lt;&lt; TOIE1);</text:p>
            <text:p text:style-name="P6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xample <text:span text:style-name="T5">3B: <text:s text:c="2"/>A first reaction time tester</text:span></text:p>
            <text:p text:style-name="P15">Switch presses interrupt the main routine</text:p>
            <text:p text:style-name="P15"/>
          </table:table-cell>
          <table:table-cell table:style-name="Table1.B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9">Main routine: <text:s text:c="4"/>Drives the display</text:p>
            <text:p text:style-name="P19">Switch 2 (middle Sw) manipulates the display</text:p>
            <text:p text:style-name="P18"/>
            <text:p text:style-name="P18"/>
          </table:table-cell>
          <table:table-cell table:style-name="Table1.B2" table:number-rows-spanned="2" office:value-type="string">
            <text:p text:style-name="P17">int main (void)</text:p>
            <text:p text:style-name="P17"><text:span text:style-name="T6">{</text:span>setup_328_HW;</text:p>
            <text:p text:style-name="P17">set_up_PCI_on_sw2; </text:p>
            <text:p text:style-name="P17">enable_pci_on_sw2;</text:p>
            <text:p text:style-name="P17"/>
            <text:p text:style-name="P17">mask = 0xFFFF;</text:p>
            <text:p text:style-name="P17">sei(); <text:s text:c="11"/></text:p>
            <text:p text:style-name="P17">while(mask)</text:p>
            <text:p text:style-name="P17">{scan = 1;</text:p>
            <text:p text:style-name="P17">PORT_1=1;</text:p>
            <text:p text:style-name="P17">while(scan) </text:p>
            <text:p text:style-name="P17">{if(PORT_1 == 1)switch_control = 0;</text:p>
            <text:p text:style-name="P17">One_wire_Tx_2_integers</text:p>
            <text:p text:style-name="P17">(PORT_1 &amp; mask, (~mask) ^ PORT_1);</text:p>
            <text:p text:style-name="P17">Timer_T2_10mS_delay_x_m(2); <text:s text:c="10"/></text:p>
            <text:p text:style-name="P17">if(PORT_1 &amp; 0x8000)scan = 0;</text:p>
            <text:p text:style-name="P17">else</text:p>
            <text:p text:style-name="P17">PORT_1 = (PORT_1 &lt;&lt; 1);}}</text:p>
            <text:p text:style-name="P17">One_wire_Tx_2_integers(0, 0xFFFF);</text:p>
            <text:p text:style-name="P17">Timer_T2_10mS_delay_x_m(200); <text:s text:c="5"/></text:p>
            <text:p text:style-name="P17">SW_reset;}</text:p>
          </table:table-cell>
        </table:table-row>
        <table:table-row>
          <table:table-cell table:style-name="Table1.A2" office:value-type="string">
            <text:p text:style-name="P18">#include "Pin_Change_<text:span text:style-name="T6">Interrupt</text:span>_header.h"</text:p>
            <text:p text:style-name="P18"/>
            <text:p text:style-name="P18">unsigned int PORT_1, mask;</text:p>
            <text:p text:style-name="P18">char scan;</text:p>
            <text:p text:style-name="P18">char switch_control;</text:p>
            <text:p text:style-name="P18"/>
            <text:p text:style-name="P18"/>
            <text:p text:style-name="P18">ISR(PCINT2_vect)</text:p>
            <text:p text:style-name="P18">{if(switch_2_up)return;</text:p>
            <text:p text:style-name="P18">if(switch_control) return;</text:p>
            <text:p text:style-name="P18">if(mask &amp; PORT_1)</text:p>
            <text:p text:style-name="P18">{mask &amp;= ~PORT_1;</text:p>
            <text:p text:style-name="P18">scan = 0;}</text:p>
            <text:p text:style-name="P18">switch_control = 1;}</text:p>
          </table:table-cell>
          <table:covered-table-cell/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16T15:42:55.153000000</dc:date>
    <meta:editing-duration>PT52M10S</meta:editing-duration>
    <meta:editing-cycles>11</meta:editing-cycles>
    <meta:document-statistic meta:table-count="2" meta:image-count="0" meta:object-count="0" meta:page-count="1" meta:paragraph-count="92" meta:word-count="292" meta:character-count="2093" meta:non-whitespace-character-count="1797"/>
  </office:meta>
</office:document-meta>
</file>